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037F1DD529CEE12515D.png" manifest:media-type="image/png"/>
  <manifest:file-entry manifest:full-path="Pictures/10000001000001680000010E4998B61BB32FD102.png" manifest:media-type="image/png"/>
  <manifest:file-entry manifest:full-path="Pictures/100000010000017700000152E70E60317C60727D.png" manifest:media-type="image/png"/>
  <manifest:file-entry manifest:full-path="Pictures/100000010000025E000002578D6A70BEB90D8E7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5c8526"/>
    </style:style>
    <style:style style:name="dp2" style:family="drawing-page">
      <style:drawing-page-properties draw:fill="solid" draw:fill-color="#666666"/>
    </style:style>
    <style:style style:name="dp3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style:protect="position size"/>
    </style:style>
    <style:style style:name="gr3" style:family="graphic" style:parent-style-name="standard">
      <style:graphic-properties draw:stroke="none" svg:stroke-color="#000000" draw:fill="none" draw:fill-color="#ffffff" fo:min-height="2.177cm" style:protect="position size"/>
      <style:paragraph-properties style:writing-mode="lr-tb"/>
    </style:style>
    <style:style style:name="gr4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5.259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7cm" fo:padding-top="0.142cm" fo:padding-bottom="0.142cm" fo:padding-left="0.267cm" fo:padding-right="0.267cm" style:writing-mode="lr-tb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ea0001" draw:textarea-horizontal-align="center" draw:textarea-vertical-align="middl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77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63cm" fo:padding-top="0.142cm" fo:padding-bottom="0.142cm" fo:padding-left="0.267cm" fo:padding-right="0.267cm" style:protect="position size" style:writing-mode="lr-tb"/>
      <style:paragraph-properties style:writing-mode="lr-tb"/>
    </style:style>
    <style:style style:name="gr11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Test National 2 Condensed" fo:font-size="54pt" style:font-size-asian="54pt" style:font-size-complex="54pt"/>
    </style:style>
    <style:style style:name="P4" style:family="paragraph">
      <style:paragraph-properties fo:text-align="center"/>
      <style:text-properties fo:color="#800000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800000" loext:opacity="100%" loext:color-lum-mod="100%" loext:color-lum-off="0%" style:font-name="Test National 2 Condensed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a0001"/>
      <style:paragraph-properties fo:text-align="center"/>
    </style:style>
    <style:style style:name="P8" style:family="paragraph">
      <loext:graphic-properties draw:fill="bitmap" draw:fill-image-name="Bitmap_20_1" style:repeat="stretch"/>
      <style:paragraph-properties fo:text-align="center"/>
    </style:style>
    <style:style style:name="T1" style:family="text">
      <style:text-properties fo:color="#ffffff" loext:opacity="100%" style:font-name="Test National 2 Condensed" fo:font-size="54pt" style:font-size-asian="54pt" style:font-size-complex="54pt"/>
    </style:style>
    <style:style style:name="T2" style:family="text">
      <style:text-properties fo:color="#ea0001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ea0001" loext:opacity="100%" style:text-position="33% 58%" style:font-name="Test National 2 Condensed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9.499cm" svg:height="4.186cm" svg:x="14.649cm" svg:y="1.631cm" svg:viewBox="0 0 9500 4187" svg:d="M7001 177l11 17 9 20 14 43 9 50 4 53-2 59-8 63-14 67-19 72-26 74-68 159-98 194-114 196-127 198-148 202-166 209-192 215-215 224-245 233 15 81 9 38 11 36 12 32 15 31 16 28 19 25 21 23 21 20 23 18 24 14 28 11 28 8 30 5 30 2 59-3 30-3 28-5 30-7 30-8 30-10 29-12 64-32 64-41 71-51 76-61 3-91 9-97 18-103 24-108 33-114 40-119 49-123 55-127 126-245 144-225 153-204 159-176 81-77 83-68 79-59 79-49 77-40 75-29 71-18 33-4 34-2 22 2 21 2 19 4 18 7 17 8 15 9 15 11 12 14 12 14 11 15 8 17 8 19 13 42 6 46 3 51-4 57-8 58-14 63-17 67-23 70-62 147-77 147-95 156-113 162-129 167-143 169-158 170-171 167-185 165 7 64 5 29 6 27 8 26 9 24 11 21 11 19 14 17 14 15 17 13 16 11 19 8 20 7 22 2 20 2 49-3 49-11 48-18 49-24 49-31 47-38 49-42 49-51 97-117 99-138 98-159 99-177 165-308 87-155 93-159 7-10 7-9 8-8 10-7 10-6 13-7 14-5 15-4 19-6 20-2 50-6 61-4h75 20l8 2 8 1 7 1 5 2 6 2 5 2 4 4 3 2 4 4v3l3 5v4l1 6v5 5l-1 7-1 8-2 9-8 23-14 31-116 258-296 636-34 78-12 35-10 32-7 31-4 26-1 24v23l3 19 5 17 4 7 3 7 4 6 5 6 6 5 5 4 6 3 6 4 7 1 7 2 7 1h8l15-1 16-3 16-7 18-9 41-26 46-36 48-45 54-57 121-141 134-181 148-220 337-551 7-10 7-9 8-8 10-7 9-6 14-7 13-5 16-4 18-6 21-2 49-6 60-4h74 21l8 2 8 1 7 1 6 2 6 2 4 2 4 4 4 2 3 4 1 3 3 5v4l1 6v5 5l-1 7-2 8-1 9-8 23-12 31-44 98-74 160-415 873-49 106-633 1297-10 19-11 16-10 15-14 14-13 12-17 11-16 9-19 10-20 7-23 6-26 6-27 4-62 5-73 1h-10l-9-1h-8l-10-3-7-1-6-3-7-4-6-2-5-4-4-4-4-6-4-4-1-5-3-7-2-5v-7-5-3l2-7 3-9 2-11 4-13 15-36 22-54 5-12 112-249 485-1024-108 95-98 80-89 67-79 54-73 40-34 15-32 13-31 10-31 6-29 4-28 2-32-2-30-5-26-9-26-14-24-16-20-19-21-22-16-24-15-27-12-30-11-32-8-33-5-35-4-36-2-38v-40l-102 117-97 96-94 78-46 33-45 30-45 25-43 20-43 19-43 13-41 11-44 8-41 4-44 1-40-1-39-3-37-6-35-8-34-13-31-13-29-15-27-18-25-20-25-22-21-25-19-26-19-29-15-31-15-32-12-35-96 78-91 64-89 51-87 40-43 16-43 13-44 12-43 9-87 12-90 2-49-1-47-5-46-8-44-13-40-14-37-19-36-21-36-25-31-28-29-29-27-34-25-34-23-38-20-41-18-43-16-46-104 101-99 81-91 66-85 50-40 20-39 17-39 13-37 12-37 8-36 6-37 4h-35l-38-2-35-4-33-6-32-8-29-12-27-14-27-16-23-17-23-19-20-21-18-24-15-25-13-25-11-28-9-28-6-31-93 74-87 63-78 52-75 41-69 32-32 12-32 10-30 8-30 5-30 4h-26l-28-1-27-3-27-5-25-8-22-11-22-11-19-14-19-15-18-17-16-21-27-42-23-49-15-54-10-59-5-65 2-67 8-69 13-72 21-74 27-76 32-75 57-113 64-106 70-100 73-94 79-87 82-81 85-74 88-67 88-60 90-52 90-46 91-37 88-30 88-20 85-13 84-4 40 1 38 4 37 6 34 8 31 10 30 12 25 14 23 16 22 16 19 19 15 18 12 19 11 20 6 22 4 21 2 21v16l-3 18-5 16-6 16-8 15-9 14-11 14-12 12-14 12-16 9-16 10-18 8-19 5-20 5-20 3-23 1-23-1-22-4-21-5-22-8-19-10-19-12-18-12-17-15-17-16-13-16-14-18-12-19-9-20-10-20-7-20-4-22-51 8-50 15-50 20-49 25-49 33-48 36-48 43-47 46-92 106-89 123-83 138-77 151-69 154-46 128-16 53-11 47-7 41-2 37 1 30 5 27 3 11 4 9 6 10 6 8 6 6 8 6 7 5 8 4 9 3 10 1 9 1h11l20-1 20-3 21-6 20-8 42-23 40-31 41-39 42-44 87-108 383-580 6-11 9-8 8-8 10-8 11-6 14-7 15-5 16-4 19-6 20-2 50-6 59-4h71 21l9 1h7l8 3 5 1 6 2 5 3 4 2 3 3 3 4 2 3 2 4 1 5v4 5 4 6l-3 6-1 8-8 20-12 29-106 212-12 23-8 18-4 9-3 11-84 164-53 113-16 43-11 34-2 16-3 15-2 15v13 12l2 12 1 11 3 9 3 10 5 9 4 8 7 7 7 7 6 5 8 5 10 4 11 3 11 3 12 1h13 22l21-3 25-4 23-5 24-8 27-11 28-12 29-16 64-39 69-51 78-64 86-80-6-110 6-116 13-123 23-129 34-134 45-138 52-142 64-144 145-279 167-266 183-246 192-219 98-96 95-87 96-75 91-64 91-52 85-38 80-24 38-5zM2939 0l166 7 155 17 140 30 129 38 114 49 102 56 88 65 75 71 60 78 47 82 34 87 18 91 5 92-10 95-24 96-38 97-33 61-39 61-45 59-52 56-59 55-64 52-71 49-74 47-82 46-86 41-187 77-208 65-224 52 59 50 53 52 48 55 44 56 37 58 33 59 27 60 22 60 16 62 9 63 4 63-1 62-8 63-14 63-20 62-26 61-27 53-31 49-34 46-36 43-42 40-42 36-48 33-50 30-54 27-55 24-60 20-60 16-63 13-66 10-69 5-70 1-55-1-51-5-49-8-45-11-43-14-39-17-36-20-34-21-30-26-27-27-23-29-19-31-15-33-11-35-6-38-2-38 2-21 2-18 6-19 6-19 9-17 10-18 13-14 13-15 15-13 15-11 17-11 18-8 19-8 19-4 20-4 22-1 21 1 21 4 20 7 19 8 17 9 18 12 15 14 15 16 14 16 10 18 11 19 10 20 6 22 6 21 3 22 1 22-1 19-2 17-2 19-5 18-4 17-5 17-7 18-5 16h38l38-3 36-7 37-10 35-14 35-16 34-18 32-23 32-26 31-28 29-32 29-33 27-38 25-40 49-88 22-54 16-55 12-56 7-58v-58l-3-58-9-59-14-57-17-57-23-55-27-53-33-51-35-48-41-46-43-41-47-38-11-9-8-8-4-4-5-4-2-4-2-4-2-4-2-4-1-3-1-4-2-4v-3-4-2-6-5l2-4 1-5 3-4 2-4 4-4 5-4 4-3 5-4 7-3 7-2 8-3 8-3 20-4 83-15 85-20 84-25 84-29 81-35 80-39 78-43 75-45 71-50 67-52 62-55 58-56 53-59 46-59 39-60 33-62 31-78 20-75 8-70 1-35-2-34-6-33-9-32-11-31-14-30-16-28-19-28-46-51-56-47-67-41-78-36-86-30-97-24-107-17-117-11-125-4-151 7-154 23-155 36-157 51-156 65-155 79-155 93-152 107-150 120-145 134-142 147-136 161-130 173-123 187-114 198-106 213-53 116-45 116-36 112-29 107-20 104-12 98-4 93 4 85 12 79 22 70 13 32 15 29 18 27 20 26 22 21 23 20 27 16 27 14 31 12 32 8 34 4 36 1 67-7 65-22 61-37 59-48 56-60 53-71 104-170 199-426 204-486 235-486 134-223 152-200 82-88 86-79 93-69 99-59 104-47 110-35 117-20 126-5h4 4l3 1 4 1 3 2 2 1 4 3 2 1 2 3 3 2 2 3 1 3 3 5 1 7 1 6-1 7v3l-1 2-2 4-1 3-1 3-2 2-3 3-2 3-3 1-3 3-4 1-2 1-95 39-88 51-81 62-77 71-137 167-123 195-111 219-100 233-193 487-201 470-113 213-128 188-67 83-75 75-80 66-85 55-92 44-96 33-104 20-112 7-75-2-68-11-66-19-62-24-58-31-54-37-50-43-44-50-40-53-36-60-31-66-25-70-21-73-14-79-10-83-4-89v-9l3-98 9-103 16-107 25-110 31-112 39-117 46-117 53-121 95-182 108-175 121-168 133-159 145-151 154-142 165-131 175-122 181-108 191-98 195-83 203-71 207-55 211-42 215-25zM7783 801l-14 1-16 3-16 6-18 7-36 23-41 29-42 38-46 44-93 106-96 127-96 144-92 157-84 165-81 192-67 185-27 88-23 86-17 82-15 80 117-119 121-137 123-150 120-155 113-159 101-154 88-146 69-131 41-93 32-81 22-70 10-32 5-28 3-24 1-23-1-19-2-8-2-6-3-7-4-5-4-6-6-4-5-2-5-3-7-1zM6779 303l-19 1-22 5-23 8-24 12-52 32-56 43-61 54-64 63-132 150-136 176-132 194-123 205-106 208-49 110-43 109-36 109-32 107-27 104-20 103-15 98-9 95 154-167 156-182 157-196 150-202 142-203 131-204 115-194 95-183 47-105 35-91 26-77 10-34 6-31 4-28v-23l-1-20-1-9-3-8-3-7-2-5-6-5-4-4-5-4-7-3-7-1z">
            <text:p/>
          </draw:path>
          <draw:frame draw:style-name="gr3" draw:text-style-name="P3" draw:layer="layout" svg:width="6.651cm" svg:height="2.427cm" svg:x="16.074cm" svg:y="4.623cm">
            <draw:text-box>
              <text:p text:style-name="P2"><text:span text:style-name="T1">SPORTS</text:span></text:p>
            </draw:text-box>
          </draw:frame>
        </draw:g>
        <draw:custom-shape draw:style-name="gr4" draw:text-style-name="P5" draw:layer="layout" svg:width="7.517cm" svg:height="1.587cm" svg:x="15.641cm" svg:y="7.021cm">
          <text:p text:style-name="P4"><text:span text:style-name="T2">NORTH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9.921cm" svg:height="8.942cm" svg:x="3.218cm" svg:y="5.071cm">
          <draw:image xlink:href="Pictures/100000010000017700000152E70E60317C60727D.png" xlink:type="simple" xlink:show="embed" xlink:actuate="onLoad" draw:mime-type="image/png">
            <text:p/>
          </draw:image>
        </draw:frame>
        <draw:custom-shape draw:style-name="gr6" draw:text-style-name="P5" draw:layer="layout" svg:width="9.386cm" svg:height="1.587cm" svg:x="15.513cm" svg:y="9.256cm">
          <text:p text:style-name="P4"><text:span text:style-name="T2">ARIZONA</text:span><text:span text:style-name="T3">+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9.386cm" svg:height="1.587cm" svg:x="15.513cm" svg:y="11.491cm">
          <text:p text:style-name="P4"><text:span text:style-name="T2">ARIZONA</text:span><text:span text:style-name="T3">+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9.386cm" svg:height="1.587cm" svg:x="15.513cm" svg:y="13.726cm">
          <text:p text:style-name="P4"><text:span text:style-name="T2">ARIZONA</text:span><text:span text:style-name="T3">+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2" draw:master-page-name="Default">
        <draw:g>
          <draw:path draw:style-name="gr7" draw:text-style-name="P7" draw:layer="layout" svg:width="7.045cm" svg:height="3.699cm" svg:x="2.583cm" svg:y="1.534cm" svg:viewBox="0 0 7046 3700" svg:d="M1854 2733l30 1 28 4 26 5 25 8 23 10 22 12 19 14 18 16 16 18 14 20 12 22 10 23 8 25 6 27 5 28 2 30-175 38-2-29-1-14-3-13-3-12-4-12-4-10-5-10-6-9-7-8-7-7-8-6-8-5-9-3-10-2-10-1-9 1-9 1-8 2-7 2-7 3-6 4-6 4-6 6-4 5-4 7-4 6-3 8-2 8-2 8-1 9v9l1 13 3 13 4 12 7 12 7 11 10 11 22 22 26 20 29 21 63 45 32 24 32 26 29 29 26 32 22 35 17 40 6 22 5 23 4 49-2 29-4 28-6 26-10 25-11 24-14 21-15 20-18 19-20 16-21 14-23 13-25 10-26 8-27 6-29 4-29 1-30-1-29-4-28-6-26-8-24-11-23-13-21-15-19-16-17-19-16-21-13-23-11-25-9-26-7-29-4-29-2-32 175-49v19l1 17 2 17 3 16 3 14 5 14 6 13 6 11 7 10 8 9 9 8 9 6 10 5 11 4 11 2 12 1h9l9-1 8-2 8-3 7-3 7-4 6-5 5-5 5-6 5-6 3-8 3-7 3-8 1-9 1-9 1-10-1-14-3-14-5-13-6-13-8-12-9-11-22-23-26-21-29-21-63-44-32-24-31-25-29-28-26-31-22-34-9-18-7-20-7-21-4-22-3-23-1-25 1-28 4-27 6-26 9-25 11-23 13-22 15-20 17-18 19-17 21-14 22-13 25-10 25-9 27-6 29-3zM3123 2733l37 2 34 6 33 10 31 14 28 17 26 21 23 25 22 29 19 32 16 36 14 40 12 43 9 47 6 51 6 111-6 111-6 51-9 47-12 43-14 40-16 36-19 32-22 28-23 25-26 22-28 17-31 13-33 10-34 6-37 2-37-2-35-6-33-10-30-13-28-17-26-22-23-25-22-28-19-32-16-36-14-40-12-43-9-47-6-51-5-111 5-111 6-51 9-47 12-43 14-40 16-36 19-32 22-29 23-25 26-21 28-17 30-14 33-10 35-6zM5016 2733l30 1 28 4 27 5 25 8 23 10 21 12 20 14 18 16 15 18 14 20 12 22 11 23 8 25 6 27 4 28 2 30-175 38-1-29-2-14-2-13-3-12-4-12-5-10-5-10-6-9-6-8-7-7-8-6-9-5-9-3-9-2-11-1-9 1-8 1-8 2-8 2-7 3-6 4-6 4-6 6-4 5-5 7-3 6-3 8-3 8-1 8-1 9-1 9 1 13 3 13 5 12 6 12 8 11 9 11 22 22 27 20 29 21 63 45 33 24 31 26 29 29 26 32 22 35 17 40 7 22 4 23 4 49-1 29-4 28-7 26-9 25-12 24-13 21-16 20-18 19-20 16-21 14-23 13-25 10-26 8-27 6-28 4-30 1-30-1-29-4-27-6-26-8-24-11-23-13-21-15-20-16-17-19-15-21-14-23-11-25-9-26-7-29-4-29-2-32 175-49v19l1 17 2 17 3 16 4 14 4 14 6 13 6 11 7 10 8 9 9 8 9 6 10 5 10 4 12 2 11 1h10l9-1 8-2 8-3 7-3 7-4 6-5 6-5 5-6 4-6 4-8 3-7 2-8 2-9 1-9v-10l-1-14-3-14-4-13-6-13-8-12-9-11-22-23-26-21-29-21-63-44-32-24-31-25-29-28-26-31-22-34-9-18-8-20-6-21-5-22-3-23-1-25 2-28 3-27 7-26 8-25 11-23 13-22 15-20 18-18 19-17 20-14 23-13 24-10 26-9 27-6 29-3zM2458 2744l35 1 33 4 31 6 29 9 27 10 24 14 22 15 20 18 18 21 15 23 13 25 11 27 8 30 6 33 3 34 2 37-2 37-3 35-6 32-8 30-11 28-13 25-15 23-18 20-20 19-22 15-24 14-27 11-29 8-31 6-33 4-35 1h-60v330h-201v-945zM3809 2744l36 1 34 4 31 6 28 7 27 11 24 12 21 14 19 17 17 18 15 21 12 22 10 25 8 26 5 29 3 30 1 32v24l-3 23-4 21-6 20-7 19-8 18-9 16-11 15-11 14-13 12-13 11-13 9-15 9-14 7-15 5-16 4v3l12 3 11 4 11 5 10 5 9 6 10 7 8 8 8 9 8 10 7 10 6 11 6 12 5 13 4 14 4 15 2 15 25 185 3 16 3 15 3 14 5 14 5 13 5 13 6 12 7 11h-213l-5-9-5-11-4-11-4-12-3-14-3-14-6-31-20-174-2-11-2-10-3-10-3-8-4-8-4-7-5-6-5-6-5-4-6-4-7-4-7-2-7-2-9-2-8-1h-10-53v361h-201v-945zM4709 2744v169h-180v776h-205v-776h-179v-169zM3123 2903l-7 1h-7l-7 2-6 2-6 2-5 4-6 3-5 5-5 5-4 5-9 13-7 16-7 18-6 21-5 23-7 54-4 64-1 76 1 76 4 64 7 54 5 23 6 21 7 18 7 15 9 13 4 6 5 5 5 4 6 4 5 3 6 2 6 2 7 2 7 1h7 6l7-1 6-2 7-2 5-2 6-3 5-4 5-4 5-5 5-6 8-13 8-15 7-18 5-21 5-23 8-54 4-64 2-76-2-76-4-64-8-54-5-23-5-21-7-18-8-16-8-13-5-5-5-5-5-5-5-3-6-4-5-2-7-2-6-2h-7zM2447 2908h-49v290h49 13l12-2 12-2 10-4 10-5 8-5 8-7 7-9 6-9 5-10 4-12 4-14 2-14 2-16 2-36-2-36-2-16-2-14-4-13-4-12-5-11-6-9-7-8-7-7-9-6-9-5-11-3-11-3-13-1zM3784 2908h-62v266h63 15l14-2 12-3 11-3 10-5 8-6 8-7 6-8 6-9 4-10 4-10 3-12 2-13 1-14 1-31-1-30-1-14-2-13-3-12-4-11-5-10-5-9-7-7-7-7-9-6-10-5-11-4-12-3-14-1zM5047 65l38 3 17 3 16 5 15 6 14 8 13 9 12 10 10 11 10 12 8 13 7 15 11 32 7 37 3 40-2 44-6 47-11 50-14 54-19 55-50 119-73 145-84 146-95 148-109 151-124 156-142 161-160 167-181 174 11 61 7 28 8 27 9 24 11 23 12 21 14 19 15 17 16 15 17 13 18 11 20 8 21 6 22 4 23 1 44-2 22-2 21-4 22-5 22-6 22-8 22-9 47-24 48-30 53-38 56-46 2-68 7-72 13-77 18-81 24-85 30-89 36-92 41-95 94-183 106-168 114-152 118-132 60-57 61-51 59-44 59-37 57-30 55-21 53-14 25-3 25-1 16 1 16 2 14 3 13 5 13 6 11 7 11 8 9 10 9 11 8 11 6 13 6 14 9 31 5 35 2 38-3 42-6 44-10 47-13 50-17 52-46 110-57 110-71 116-83 121-96 125-106 126-117 127-127 125-137 123 5 48 4 22 4 20 6 19 7 18 8 16 8 14 10 13 11 11 12 10 12 8 14 6 15 5 16 2 16 1 36-2 36-8 36-14 36-18 36-23 35-28 36-32 37-38 72-87 73-103 73-119 74-132 122-230 64-116 70-119 5-7 5-7 6-6 7-5 8-5 9-5 11-4 11-3 14-4 15-2 37-4 45-3h55 15l6 1 6 1 5 1 4 1 4 2 4 1 3 3 2 2 3 3 1 2 2 4v3l1 4v4 4l-1 5-1 6-2 7-6 17-10 23-86 193-220 475-25 58-9 26-7 24-5 23-3 20-1 18v17l2 14 4 13 3 5 2 5 3 5 4 4 4 4 4 3 4 2 5 3 5 1 5 1 5 1h6l11-1 12-2 13-5 13-7 30-19 34-27 36-34 40-42 89-106 100-135 110-164 250-412 5-7 5-7 6-6 7-5 7-5 10-5 10-4 12-3 13-4 16-2 36-4 45-3h55 15l6 1 6 1 5 1 5 1 4 2 3 1 3 3 3 2 2 3 1 2 2 4v3l1 4v4 4l-1 5-1 6-1 7-6 17-9 23-32 73-55 120-308 652-37 79-469 969-7 14-8 12-8 11-10 11-10 9-12 8-13 7-14 7-15 5-17 5-19 4-20 3-46 4-54 1h-7l-7-1h-6l-7-2-5-1-5-2-5-3-4-2-4-3-3-3-3-4-3-3-1-4-2-5-1-4v-5-4-2l1-5 2-7 2-8 3-10 11-27 16-40 4-9 83-186 359-765-80 71-72 60-66 50-59 40-54 30-25 11-24 10-23 7-23 5-21 3-21 1-24-1-22-4-20-7-19-10-18-12-15-14-15-17-12-18-11-20-9-22-8-24-6-25-4-26-3-27-1-28v-30l-76 87-72 72-70 58-34 25-33 22-33 19-32 15-32 14-32 10-31 8-32 6-31 3-32 1-30-1-29-2-27-5-26-6-25-9-23-10-22-11-20-14-19-15-18-16-16-19-14-19-14-22-11-23-11-24-9-26-71 58-68 48-66 38-64 30-32 12-32 10-32 9-32 6-65 9-67 2-36-1-35-4-34-6-32-9-30-11-28-14-27-16-26-18-23-21-22-22-20-25-18-26-17-28-15-31-13-32-12-34-78 75-73 61-67 49-63 37-30 15-29 13-29 10-28 9-27 6-27 4-27 3h-26l-28-1-26-3-24-5-24-6-22-9-20-10-20-12-17-13-17-14-15-16-13-18-11-18-10-19-8-21-7-21-4-23-69 55-64 47-59 39-55 31-51 24-24 9-24 7-22 6-22 4-22 3h-20l-21-1-20-2-20-4-18-6-17-8-16-8-14-11-14-11-13-13-12-15-20-32-17-36-11-41-8-44-3-48 1-50 6-52 10-54 15-55 20-57 24-56 42-84 47-79 52-75 55-70 58-65 61-61 63-55 65-50 66-45 66-39 67-34 67-28 66-22 65-15 63-10 62-3 30 1 29 3 27 4 25 6 23 8 22 9 19 10 17 12 16 12 14 14 11 14 9 14 8 15 5 16 3 16 1 16v12l-2 13-4 12-4 12-6 11-7 11-8 10-9 9-10 9-12 7-12 7-13 6-14 4-15 4-15 2-17 1-17-1-16-3-16-4-16-6-15-7-14-9-13-9-13-11-12-12-10-12-10-14-9-14-7-15-7-15-5-15-3-16-38 6-37 11-37 15-36 19-37 24-36 27-35 32-35 35-68 79-66 92-62 103-57 113-51 115-34 95-12 40-8 35-5 31-2 27 1 23 4 20 2 8 3 7 4 7 5 6 4 5 6 4 5 4 6 3 7 2 7 1 7 1h8l15-1 15-2 15-5 15-6 31-17 30-23 31-29 31-33 64-81 284-433 5-8 6-6 6-6 8-6 8-5 10-5 11-4 12-3 14-4 15-2 37-4 44-3h53 15l7 1h5l6 2 4 1 4 1 4 2 3 2 2 2 2 3 2 2 1 3 1 4v3 4 3 4l-2 5-1 6-6 15-9 21-78 159-9 17-6 13-3 7-3 8-62 123-39 84-12 32-8 26-2 12-2 11-1 11v10 9l1 9 1 8 2 7 2 7 4 7 3 6 5 5 5 5 5 4 6 4 7 3 8 2 8 2 9 1h10 16l16-2 18-3 18-4 18-6 20-8 20-9 22-12 47-29 51-38 58-48 64-60-4-82 4-87 10-92 17-96 25-100 33-103 39-106 47-108 108-208 124-199 136-184 142-163 72-72 71-65 71-56 68-48 67-39 63-28 60-18 28-4zM2180 0l123 5 115 13 104 22 95 29 85 36 76 42 65 49 55 53 45 58 35 61 25 65 14 68 3 69-7 71-18 72-28 72-25 46-29 45-33 44-39 42-43 41-48 39-52 37-56 35-60 34-64 31-139 57-154 49-166 39 43 37 40 39 36 41 32 42 28 43 24 44 20 45 16 45 12 46 7 47 3 47-1 47-6 47-10 47-15 46-19 46-20 39-23 37-25 34-27 32-31 30-32 27-35 25-37 22-40 20-41 18-44 15-45 12-47 10-49 7-51 4-52 1-40-1-38-4-36-6-34-8-32-10-29-13-27-15-25-16-22-19-20-20-17-22-14-23-11-25-8-26-5-28-1-29 1-15 2-14 4-14 5-14 6-13 8-13 9-11 10-11 11-10 11-8 13-8 13-6 14-6 14-3 15-3 16-1 16 1 15 3 15 5 14 6 13 7 13 9 12 10 11 12 10 12 8 14 8 14 7 15 5 16 4 16 2 16 1 17-1 14-1 13-2 14-3 13-3 13-4 13-5 13-4 12h28l28-2 27-5 27-8 26-10 26-12 25-14 24-17 24-19 23-21 22-24 21-25 20-28 19-30 36-66 16-40 12-41 9-42 5-43v-44l-2-43-7-44-10-43-13-42-17-41-20-40-24-38-26-36-30-34-33-31-35-28-8-7-6-6-3-3-3-3-2-3-1-3-2-3-1-3-1-2-1-3-1-3v-2-3-2-4-4l1-3 1-4 2-3 2-3 3-3 3-3 3-2 4-3 5-2 5-2 6-2 6-2 15-3 62-11 63-15 62-19 62-22 61-26 59-29 58-32 55-34 53-37 50-39 46-41 43-42 39-44 34-44 29-45 24-46 23-58 15-56 6-53 1-26-2-25-4-25-7-24-8-23-10-22-12-21-14-21-34-38-42-35-49-31-58-27-64-22-72-18-79-13-87-8-93-3-112 5-114 17-115 27-116 38-116 49-115 59-115 69-113 80-111 90-108 100-105 110-101 120-96 129-91 140-85 148-79 159-39 87-33 86-27 84-21 80-15 78-9 73-3 69 3 64 9 59 16 52 10 24 11 22 13 20 15 19 16 16 17 15 20 12 20 10 23 9 24 6 25 3 27 1 50-5 48-17 45-27 44-36 41-45 40-53 77-127 147-318 152-363 174-363 100-167 112-149 61-66 64-59 69-52 73-44 77-35 82-26 87-15 93-4h3 3l2 1 3 1 2 1 2 1 3 2 1 1 2 2 2 2 1 2 1 2 2 4 1 5 1 5-1 5v2l-1 2-1 3-1 2-1 2-1 2-2 2-2 2-2 1-2 2-3 1-2 1-70 29-65 38-60 46-57 53-102 125-91 146-82 163-75 174-143 364-149 351-84 159-94 141-51 62-55 56-59 49-63 41-68 33-72 25-77 15-83 5-55-2-51-8-49-14-46-18-43-23-40-28-37-32-33-37-30-40-26-45-23-49-19-52-15-55-11-59-7-62-3-66v-7l2-73 7-77 12-80 18-82 23-84 29-87 34-88 40-90 70-136 80-131 90-125 99-119 107-113 115-106 122-98 129-91 135-81 141-73 145-62 150-53 154-41 157-31 159-19zM5772 598l-10 1-12 2-12 5-13 5-27 17-30 22-31 28-34 33-69 79-72 95-71 108-68 117-62 123-61 144-49 138-20 66-17 64-13 61-11 60 87-89 90-102 91-112 89-116 84-119 75-115 65-109 51-98 30-69 24-61 17-52 7-24 4-21 2-18 1-17-1-14-1-6-2-5-2-5-3-4-3-4-4-3-4-2-4-2-5-1zM5028 226l-14 1-16 4-17 6-18 9-39 24-42 32-45 40-47 47-98 112-101 132-98 145-91 153-79 155-36 82-32 82-27 81-23 80-20 78-15 77-11 73-7 71 114-125 116-136 116-146 111-151 106-152 97-152 85-145 71-137 35-78 26-68 19-58 7-25 5-23 3-21v-17l-1-15-1-7-2-6-2-5-2-4-4-4-3-3-4-3-5-2-5-1z">
            <text:p/>
          </draw:path>
        </draw:g>
        <draw:path draw:style-name="gr8" draw:text-style-name="P1" draw:layer="layout" svg:width="9.524cm" svg:height="4.186cm" svg:x="15.442cm" svg:y="1.687cm" svg:viewBox="0 0 9525 4187" svg:d="M7019 177l11 17 9 20 15 43 9 50 4 53-2 59-8 63-15 67-19 72-26 74-68 159-98 194-114 196-128 198-148 202-167 209-192 215-216 224-245 233 15 81 9 38 11 36 12 32 15 31 16 28 19 25 21 23 21 20 23 18 24 14 28 11 28 8 30 5 31 2 59-3 30-3 28-5 30-7 30-8 30-10 29-12 64-32 65-41 71-51 76-61 3-91 9-97 18-103 24-108 33-114 40-119 49-123 55-127 127-245 144-225 154-204 159-176 81-77 83-68 80-59 79-49 77-40 75-29 71-18 34-4 34-2 22 2 21 2 19 4 18 7 17 8 15 9 15 11 12 14 12 14 11 15 8 17 8 19 13 42 6 46 3 51-4 57-8 58-14 63-17 67-23 70-62 147-77 147-96 156-113 162-129 167-144 169-158 170-172 167-185 165 7 64 5 29 6 27 8 26 9 24 11 21 11 19 14 17 14 15 17 13 16 11 19 8 20 7 22 2 21 2 49-3 49-11 48-18 49-24 49-31 47-38 49-42 50-51 97-117 99-138 98-159 100-177 165-308 87-155 94-159 7-10 7-9 8-8 10-7 10-6 13-7 14-5 15-4 19-6 20-2 50-6 61-4h75 20l8 2 8 1 7 1 5 2 6 2 5 2 4 4 3 2 4 4 1 3 3 5v4l1 6v5 5l-1 7-1 8-3 9-8 23-14 31-116 258-297 636-34 78-12 35-10 32-7 31-4 26-1 24v23l3 19 5 17 4 7 3 7 4 6 5 6 6 5 5 4 6 3 6 4 7 1 7 2 7 1h8l15-1 16-3 17-7 18-9 41-26 46-36 48-45 54-57 121-141 135-181 148-220 338-551 7-10 7-9 8-8 10-7 9-6 14-7 13-5 16-4 18-6 21-2 49-6 61-4h74 21l8 2 8 1 7 1 6 2 6 2 4 2 4 4 4 2 3 4 1 3 3 5v4l1 6v5 5l-1 7-2 8-1 9-8 23-12 31-44 98-74 160-416 873-50 106-634 1297-10 19-11 16-10 15-14 14-13 12-17 11-17 9-19 10-20 7-23 6-26 6-27 4-62 5-73 1h-10l-9-1h-8l-10-3-7-1-6-3-7-4-6-2-5-4-4-4-4-6-4-4-1-5-3-7-2-5v-7-5-3l2-7 3-9 2-11 4-13 15-36 22-54 5-12 112-249 486-1024-108 95-98 80-89 67-80 54-73 40-34 15-32 13-31 10-31 6-29 4-28 2-32-2-30-5-27-9-26-14-24-16-20-19-21-22-16-24-15-27-12-30-11-32-8-33-5-35-4-36-2-38v-40l-102 117-98 96-94 78-46 33-45 30-45 25-43 20-43 19-43 13-42 11-44 8-41 4-44 1-40-1-39-3-37-6-35-8-34-13-31-13-30-15-27-18-25-20-25-22-21-25-19-26-19-29-15-31-15-32-12-35-96 78-92 64-89 51-87 40-43 16-43 13-44 12-43 9-88 12-90 2-49-1-47-5-46-8-44-13-40-14-38-19-36-21-36-25-31-28-29-29-27-34-25-34-23-38-20-41-18-43-16-46-105 101-99 81-91 66-85 50-40 20-39 17-40 13-37 12-37 8-36 6-37 4h-35l-38-2-35-4-33-6-32-8-30-12-27-14-27-16-23-17-23-19-20-21-18-24-15-25-13-25-11-28-9-28-6-31-93 74-87 63-79 52-75 41-69 32-32 12-32 10-30 8-30 5-30 4h-27l-28-1-27-3-27-5-25-8-22-11-22-11-19-14-19-15-18-17-16-21-27-42-23-49-15-54-10-59-5-65 2-67 8-69 13-72 21-74 27-76 32-75 57-113 64-106 70-100 74-94 79-87 82-81 85-74 88-67 89-60 90-52 90-46 91-37 89-30 88-20 85-13 84-4 40 1 39 4 37 6 34 8 31 10 30 12 25 14 23 16 22 16 19 19 15 18 12 19 11 20 6 22 4 21 2 21v16l-3 18-5 16-6 16-8 15-9 14-11 14-12 12-14 12-16 9-16 10-18 8-19 5-20 5-20 3-23 1-23-1-22-4-21-5-22-8-20-10-19-12-18-12-17-15-17-16-13-16-14-18-12-19-9-20-10-20-7-20-4-22-51 8-50 15-50 20-49 25-50 33-48 36-48 43-47 46-92 106-89 123-84 138-77 151-69 154-46 128-16 53-11 47-7 41-2 37 1 30 5 27 3 11 4 9 6 10 6 8 6 6 8 6 7 5 8 4 9 3 10 1 9 1h11l20-1 20-3 21-6 20-8 42-23 40-31 42-39 42-44 87-108 384-580 6-11 9-8 8-8 10-8 11-6 14-7 15-5 16-4 19-6 20-2 50-6 60-4h71 21l9 1h7l8 3 5 1 6 2 5 3 4 2 3 3 3 4 2 3 2 4 1 5v4 5 4 6l-3 6-1 8-8 20-12 29-106 212-12 23-8 18-4 9-4 11-84 164-53 113-16 43-11 34-2 16-3 15-2 15v13 12l2 12 1 11 3 9 3 10 5 9 4 8 7 7 7 7 6 5 8 5 10 4 11 3 11 3 12 1h13 22l21-3 25-4 24-5 24-8 27-11 28-12 29-16 64-39 69-51 78-64 87-80-6-110 6-116 13-123 23-129 34-134 45-138 52-142 64-144 146-279 167-266 184-246 192-219 98-96 96-87 96-75 91-64 91-52 85-38 81-24 38-5zM2947 0l166 7 156 17 140 30 129 38 115 49 102 56 88 65 75 71 60 78 48 82 34 87 18 91 5 92-10 95-24 96-38 97-34 61-39 61-45 59-52 56-59 55-64 52-71 49-75 47-82 46-86 41-188 77-208 65-225 52 59 50 54 52 48 55 44 56 37 58 33 59 27 60 22 60 16 62 9 63 4 63-1 62-8 63-14 63-20 62-26 61-27 53-31 49-34 46-36 43-42 40-43 36-48 33-50 30-54 27-55 24-60 20-60 16-64 13-66 10-69 5-70 1-55-1-51-5-49-8-46-11-43-14-39-17-36-20-34-21-30-26-27-27-23-29-19-31-15-33-11-35-6-38-2-38 2-21 2-18 6-19 6-19 9-17 10-18 13-14 13-15 15-13 15-11 17-11 18-8 19-8 19-4 20-4 22-1 21 1 21 4 20 7 19 8 17 9 18 12 16 14 15 16 14 16 10 18 11 19 10 20 6 22 6 21 3 22 1 22-1 19-2 17-2 19-5 18-4 17-5 17-7 18-5 16h38l38-3 36-7 37-10 35-14 35-16 34-18 32-23 32-26 32-28 29-32 29-33 27-38 25-40 49-88 22-54 16-55 12-56 7-58v-58l-3-58-9-59-14-57-17-57-23-55-27-53-33-51-35-48-41-46-44-41-47-38-11-9-8-8-4-4-5-4-2-4-2-4-2-4-2-4-1-3-1-4-2-4v-3-4-2-6-5l2-4 1-5 3-4 2-4 4-4 5-4 4-3 5-4 7-3 7-2 8-3 8-3 20-4 84-15 85-20 84-25 84-29 82-35 80-39 78-43 75-45 71-50 68-52 62-55 58-56 53-59 46-59 39-60 33-62 31-78 20-75 8-70 1-35-2-34-6-33-9-32-11-31-14-30-16-28-19-28-46-51-56-47-67-41-78-36-87-30-97-24-107-17-117-11-126-4-151 7-155 23-155 36-157 51-157 65-155 79-156 93-152 107-150 120-146 134-142 147-137 161-130 173-123 187-115 198-106 213-53 116-45 116-36 112-29 107-20 104-12 98-4 93 4 85 12 79 22 70 13 32 15 29 18 27 20 26 22 21 23 20 27 16 27 14 31 12 32 8 34 4 37 1 67-7 65-22 61-37 59-48 56-60 54-71 104-170 199-426 205-486 235-486 135-223 152-200 82-88 87-79 93-69 99-59 104-47 111-35 117-20 126-5h4 4l3 1 4 1 3 2 2 1 4 3 2 1 2 3 3 2 2 3 1 3 3 5 1 7 1 6-1 7v3l-1 2-2 4-1 3-1 3-2 2-3 3-2 3-3 1-3 3-4 1-2 1-95 39-88 51-81 62-77 71-138 167-123 195-111 219-101 233-193 487-202 470-113 213-128 188-68 83-75 75-80 66-85 55-92 44-97 33-104 20-112 7-75-2-69-11-66-19-62-24-58-31-54-37-50-43-45-50-40-53-36-60-31-66-25-70-21-73-14-79-10-83-4-89v-9l3-98 9-103 16-107 25-110 31-112 39-117 46-117 54-121 95-182 108-175 121-168 134-159 145-151 155-142 165-131 175-122 182-108 191-98 196-83 203-71 208-55 212-42 215-25zM7803 801l-14 1-16 3-16 6-18 7-36 23-41 29-42 38-46 44-93 106-97 127-96 144-92 157-84 165-82 192-67 185-27 88-23 86-17 82-15 80 117-119 122-137 123-150 120-155 114-159 101-154 88-146 69-131 41-93 32-81 23-70 10-32 5-28 3-24 1-23-1-19-2-8-2-6-3-7-4-5-4-6-6-4-5-2-5-3-7-1zM6797 303l-19 1-22 5-23 8-24 12-53 32-56 43-61 54-64 63-132 150-137 176-132 194-123 205-107 208-49 110-43 109-36 109-32 107-27 104-20 103-15 98-9 95 154-167 157-182 157-196 150-202 143-203 131-204 115-194 96-183 47-105 35-91 26-77 10-34 6-31 4-28v-23l-1-20-1-9-3-8-3-7-2-5-6-5-4-4-5-4-7-3-7-1z">
          <text:p/>
        </draw:path>
        <draw:frame draw:style-name="gr5" draw:text-style-name="P6" draw:layer="layout" svg:width="6.984cm" svg:height="5.238cm" svg:x="5.759cm" svg:y="4.806cm">
          <draw:image xlink:href="Pictures/10000001000001680000010E4998B61BB32FD102.png" xlink:type="simple" xlink:show="embed" xlink:actuate="onLoad" draw:mime-type="image/png">
            <text:p/>
          </draw:image>
        </draw:frame>
        <draw:frame draw:style-name="gr9" draw:text-style-name="P3" draw:layer="layout" svg:width="6.668cm" svg:height="2.427cm" svg:x="16.871cm" svg:y="4.679cm">
          <draw:text-box>
            <text:p text:style-name="P2"><text:span text:style-name="T1">SPORTS</text:span></text:p>
          </draw:text-box>
        </draw:frame>
        <draw:custom-shape draw:style-name="gr10" draw:text-style-name="P5" draw:layer="layout" svg:width="9.296cm" svg:height="1.587cm" svg:x="15.556cm" svg:y="7.016cm">
          <text:p text:style-name="P4"><text:span text:style-name="T2">MIDWEST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11" draw:text-style-name="P8" draw:layer="layout" svg:width="9.523cm" svg:height="1.453cm" svg:x="16.237cm" svg:y="9.384cm" svg:viewBox="0 0 9524 1454" draw:points="0,1454 0,0 9524,0 9524,1454">
          <text:p/>
        </draw:polygon>
      </draw:page>
      <draw:page draw:name="page3" draw:style-name="dp3" draw:master-page-name="Default">
        <draw:frame draw:style-name="gr12" draw:text-style-name="P2" draw:layer="layout" svg:width="16.033cm" svg:height="15.848cm" svg:x="9.093cm" svg:y="1.313cm">
          <draw:image xlink:href="Pictures/100000010000025E000002578D6A70BEB90D8E7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6800000037F1DD529CEE12515D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61cm" fo:margin-bottom="0.361cm" fo:margin-left="0.361cm" fo:margin-right="0.36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7T21:40:52.777000000</dc:date>
    <meta:editing-duration>PT1H19M4S</meta:editing-duration>
    <meta:editing-cycles>6</meta:editing-cycles>
    <meta:generator>LibreOffice/7.5.5.2$Windows_x86 LibreOffice_project/ca8fe7424262805f223b9a2334bc7181abbcbf5e</meta:generator>
    <meta:document-statistic meta:object-count="16"/>
  </office:meta>
</office:document-meta>
</file>